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ИТМО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ИТМО»</text:p>
          </table:table-cell>
          <table:table-cell office:value-type="string" calcext:value-type="string">
            <text:p>Только ВсОШ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AI360: ML Native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Компьютерн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.03.03, 11.03.02</text:p>
          </table:table-cell>
          <table:table-cell office:value-type="string" calcext:value-type="string">
            <text:p>Инженерия искусственного интеллекта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2, 16.03.01</text:p>
          </table:table-cell>
          <table:table-cell office:value-type="string" calcext:value-type="string">
            <text:p>Теоретическая и экспериментальная физ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.03.01, 18.03.01</text:p>
          </table:table-cell>
          <table:table-cell office:value-type="string" calcext:value-type="string">
            <text:p>Инфохим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03.06</text:p>
          </table:table-cell>
          <table:table-cell office:value-type="string" calcext:value-type="string">
            <text:p>Экотехнологии и устойчивое развитие</text:p>
          </table:table-cell>
          <table:table-cell office:value-type="string" calcext:value-type="string">
            <text:p>MBR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системы и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Разработка программного обеспечения / Software Engineering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Мобильные и сетев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.03.04, 54.03.01</text:p>
          </table:table-cell>
          <table:table-cell office:value-type="string" calcext:value-type="string">
            <text:p>Компьютерные технологии в дизайне</text:p>
          </table:table-cell>
          <table:table-cell office:value-type="string" calcext:value-type="string">
            <text:p>MILOR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Нейротехнологии и программирова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Системное и прикладное программное обеспече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03.01, 11.03.03</text:p>
          </table:table-cell>
          <table:table-cell office:value-type="string" calcext:value-type="string">
            <text:p>Технологии защиты информац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DevOps в разработке и управлении информационными системам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Технологии разработки компьютерных игр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.03.01, 13.03.02, 15.03.04, 15.03.06, 24.03.02, 27.03.04</text:p>
          </table:table-cell>
          <table:table-cell office:value-type="string" calcext:value-type="string">
            <text:p>Робототехника и искусственный интеллект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изика наноструктур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.03.04, 18.03.02</text:p>
          </table:table-cell>
          <table:table-cell office:value-type="string" calcext:value-type="string">
            <text:p>Биоинженерия</text:p>
          </table:table-cell>
          <table:table-cell office:value-type="string" calcext:value-type="string">
            <text:p>MBCR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Беспровод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ционные технологии в умном городе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Технологии и инновации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 и управление на основе данных</text:p>
          </table:table-cell>
          <table:table-cell office:value-type="string" calcext:value-type="string">
            <text:p>MOR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.03.04</text:p>
          </table:table-cell>
          <table:table-cell office:value-type="string" calcext:value-type="string">
            <text:p>Языковые модели и искусственный интеллект</text:p>
          </table:table-cell>
          <table:table-cell office:value-type="string" calcext:value-type="string">
            <text:p>ML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7 8 9 10 11 12 13 14 15 16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экологии</text:p>
          </table:table-cell>
          <table:table-cell table:style-name="Default"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праву</text:p>
          </table:table-cell>
          <table:table-cell table:style-name="Default" office:value-type="string" calcext:value-type="string">
            <text:p>пра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спанскому языку</text:p>
          </table:table-cell>
          <table:table-cell table:style-name="Default"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франзускому языку</text:p>
          </table:table-cell>
          <table:table-cell table:style-name="Default"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английскому языку</text:p>
          </table:table-cell>
          <table:table-cell table:style-name="Default"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тальянскому языку</text:p>
          </table:table-cell>
          <table:table-cell table:style-name="Default"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литературе</text:p>
          </table:table-cell>
          <table:table-cell table:style-name="Default"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table:style-name="Default"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узовско-академическая олимпиада по программированию на Урале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+01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 и ИКТ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+09.03.0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 table:number-rows-repeated="376">
          <table:table-cell table:number-columns-repeated="16384"/>
        </table:table-row>
        <table:table-row table:style-name="ro1" table:number-rows-repeated="120">
          <table:table-cell/>
          <table:table-cell table:style-name="ce2" table:number-columns-repeated="2"/>
          <table:table-cell table:number-columns-repeated="16381"/>
        </table:table-row>
        <table:table-row table:style-name="ro1" table:number-rows-repeated="10479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9:Sheet1.F36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3:06:20.36043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5T23:06:51.074185413</dc:date>
    <meta:editing-duration>PT1H41M56S</meta:editing-duration>
    <meta:editing-cycles>21</meta:editing-cycles>
    <meta:generator>LibreOffice/24.8.4.2$Linux_X86_64 LibreOffice_project/480$Build-2</meta:generator>
    <meta:document-statistic meta:table-count="1" meta:cell-count="603" meta:object-count="0"/>
  </office:meta>
</office:document-meta>
</file>